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LVM + XFS Grow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5 minutes Topology: Single VM (requires an extra unpartitioned disk — add a 10 GB virtual disk to your VM)</text:p>
          </draw:text-box>
        </draw:frame>
        <draw:frame draw:style-name="TransBox" svg:width="31.8700cm" svg:height="0.7000cm" svg:x="1.0000cm" svg:y="17.8000cm">
          <draw:text-box>
            <text:p text:style-name="PFooter">03-rhcsa/labs/lvm-xfs-grow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torage Overview, Filesystems and fstab, and LVM</text:p>
            <text:p text:style-name="PBullet">• A second virtual disk attached to your VM (e.g., /dev/vdb)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n LVM volume group labvg created on /dev/vdb</text:p>
            <text:p text:style-name="PBullet">• A logical volume lablv formatted with XFS, mounted at /mnt/labdata</text:p>
            <text:p text:style-name="PBullet">• Data written, filesystem extended, data verified intact</text:p>
            <text:p text:style-name="PBullet">• Mount persists across reb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# Remove fstab entry first
sudo vim /etc/fstab   # delete the /mnt/labdata line
sudo umount /mnt/labdata
sudo lvremove /dev/labvg/lablv
sudo vgremove labvg
sudo pvremove /dev/vdb
sudo rmdir /mnt/lab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pvcreate fails: Disk already has partition table</text:p>
            <text:p text:style-name="PBullet">• mount -a fails: fstab entry has typo</text:p>
            <text:p text:style-name="PBullet">• Filesystem size unchanged after lvextend: Forgot xfs_growfs</text:p>
            <text:p text:style-name="PBullet">• Files gone after reboot: fstab entry miss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unning out of disk space on a server is one of the most common (and</text:p>
            <text:p text:style-name="PBullet">• preventable) issues. LVM lets you extend storage on demand — adding a new</text:p>
            <text:p text:style-name="PBullet">• disk to a VG and extending an LV — without downtime and without losing data.</text:p>
            <text:p text:style-name="PBullet">• This is a fundamental skill for any RHEL admi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LVM + XFS Grow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torage Overview, Filesystems and fstab, and LVM</text:p>
            <text:p text:style-name="PBullet">✓  Success criteria: An LVM volume group labvg created on /dev/vdb</text:p>
            <text:p text:style-name="PBullet">✓  Cleanup</text:p>
            <text:p text:style-name="PBullet">✓  Common failures: Symptom: Likely cause</text:p>
            <text:p text:style-name="PBullet">✓  Why this matters in production: Running out of disk space on a server is one of the most common (and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